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list-style-name="L1">
      <style:paragraph-properties fo:margin-top="0cm" fo:margin-bottom="0.101cm" loext:contextual-spacing="false"/>
    </style:style>
    <style:style style:name="P3" style:family="paragraph" style:parent-style-name="Standard" style:list-style-name="L1">
      <style:paragraph-properties fo:margin-top="0cm" fo:margin-bottom="0.101cm" loext:contextual-spacing="false"/>
      <style:text-properties officeooo:paragraph-rsid="00242c1e"/>
    </style:style>
    <style:style style:name="P4" style:family="paragraph" style:parent-style-name="Standard" style:list-style-name="L1">
      <style:paragraph-properties fo:margin-top="0cm" fo:margin-bottom="0.101cm" loext:contextual-spacing="false" fo:text-align="justify" style:justify-single-word="false"/>
      <style:text-properties officeooo:paragraph-rsid="00236a7e"/>
    </style:style>
    <style:style style:name="P5" style:family="paragraph" style:parent-style-name="Standard" style:list-style-name="L1">
      <style:paragraph-properties fo:margin-top="0cm" fo:margin-bottom="0.101cm" loext:contextual-spacing="false" fo:text-align="start" style:justify-single-word="false"/>
      <style:text-properties officeooo:paragraph-rsid="00236a7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justify" style:justify-single-word="false"/>
      <style:text-properties officeooo:paragraph-rsid="0024c4ba"/>
    </style:style>
    <style:style style:name="P8" style:family="paragraph" style:parent-style-name="Text_20_body">
      <style:paragraph-properties fo:text-align="justify" style:justify-single-word="false"/>
      <style:text-properties officeooo:rsid="0024c4ba" officeooo:paragraph-rsid="0024c4ba"/>
    </style:style>
    <style:style style:name="P9" style:family="paragraph" style:parent-style-name="Text_20_body" style:list-style-name="L1">
      <style:paragraph-properties fo:margin-top="0cm" fo:margin-bottom="0.101cm" loext:contextual-spacing="false"/>
      <style:text-properties officeooo:paragraph-rsid="0022cb8e"/>
    </style:style>
    <style:style style:name="P10" style:family="paragraph" style:parent-style-name="Text_20_body" style:list-style-name="L1">
      <style:paragraph-properties fo:margin-top="0cm" fo:margin-bottom="0.101cm" loext:contextual-spacing="false"/>
      <style:text-properties officeooo:paragraph-rsid="002310c9"/>
    </style:style>
    <style:style style:name="P11" style:family="paragraph" style:parent-style-name="Text_20_body" style:list-style-name="L1">
      <style:paragraph-properties fo:margin-top="0cm" fo:margin-bottom="0.101cm" loext:contextual-spacing="false"/>
      <style:text-properties officeooo:paragraph-rsid="00236a7e"/>
    </style:style>
    <style:style style:name="P12" style:family="paragraph" style:parent-style-name="Text_20_body" style:list-style-name="L1">
      <style:paragraph-properties fo:margin-top="0cm" fo:margin-bottom="0.101cm" loext:contextual-spacing="false" fo:text-align="start" style:justify-single-word="false"/>
      <style:text-properties officeooo:paragraph-rsid="002310c9"/>
    </style:style>
    <style:style style:name="P13" style:family="paragraph" style:parent-style-name="Text_20_body">
      <style:paragraph-properties fo:margin-top="0cm" fo:margin-bottom="0.049cm" loext:contextual-spacing="false" fo:line-height="115%" fo:text-align="justify" style:justify-single-word="false"/>
      <style:text-properties officeooo:paragraph-rsid="0022cb8e"/>
    </style:style>
    <style:style style:name="P14" style:family="paragraph" style:parent-style-name="Text_20_body">
      <style:paragraph-properties fo:margin-top="0cm" fo:margin-bottom="0.049cm" loext:contextual-spacing="false" fo:line-height="115%" fo:text-align="justify" style:justify-single-word="false"/>
      <style:text-properties officeooo:paragraph-rsid="0024cb03"/>
    </style:style>
    <style:style style:name="P15" style:family="paragraph" style:parent-style-name="Text_20_body">
      <style:paragraph-properties fo:margin-top="0cm" fo:margin-bottom="0.049cm" loext:contextual-spacing="false" fo:line-height="115%" fo:text-align="justify" style:justify-single-word="false"/>
      <style:text-properties officeooo:paragraph-rsid="002678a0"/>
    </style:style>
    <style:style style:name="P16" style:family="paragraph" style:parent-style-name="Title">
      <style:text-properties style:font-name="Liberation Sans" fo:font-size="16pt" fo:font-weight="bold" officeooo:rsid="0024cb03" officeooo:paragraph-rsid="0024cb03" style:font-name-asian="Noto Sans CJK SC" style:font-size-asian="16pt" style:font-weight-asian="bold" style:font-name-complex="Lohit Devanagari"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officeooo:rsid="0022cb8e" style:font-style-asian="italic" style:font-style-complex="italic"/>
    </style:style>
    <style:style style:name="T3" style:family="text">
      <style:text-properties fo:font-size="12pt" style:font-size-asian="12pt" style:font-size-complex="12pt"/>
    </style:style>
    <style:style style:name="T4" style:family="text">
      <style:text-properties fo:font-size="12pt" officeooo:rsid="0022cb8e" style:font-size-asian="12pt" style:font-size-complex="12pt"/>
    </style:style>
    <style:style style:name="T5" style:family="text">
      <style:text-properties officeooo:rsid="0022cb8e"/>
    </style:style>
    <style:style style:name="T6" style:family="text">
      <style:text-properties fo:font-style="normal" officeooo:rsid="0022cb8e" style:font-style-asian="normal" style:font-style-complex="normal"/>
    </style:style>
    <style:style style:name="T7" style:family="text">
      <style:text-properties fo:font-weight="normal" style:font-weight-asian="normal" style:font-weight-complex="normal"/>
    </style:style>
    <style:style style:name="T8" style:family="text">
      <style:text-properties fo:font-weight="normal" officeooo:rsid="002310c9" style:font-weight-asian="normal" style:font-weight-complex="normal"/>
    </style:style>
    <style:style style:name="T9" style:family="text">
      <style:text-properties officeooo:rsid="002310c9"/>
    </style:style>
    <style:style style:name="T10" style:family="text">
      <style:text-properties officeooo:rsid="00236a7e"/>
    </style:style>
    <style:style style:name="T11" style:family="text">
      <style:text-properties officeooo:rsid="0024c4ba"/>
    </style:style>
    <style:style style:name="T12" style:family="text">
      <style:text-properties officeooo:rsid="0024cb03"/>
    </style:style>
    <style:style style:name="T13" style:family="text">
      <style:text-properties officeooo:rsid="002678a0"/>
    </style:style>
    <style:style style:name="T14" style:family="text">
      <style:text-properties fo:color="#000080" fo:language="zxx" fo:country="none" style:text-underline-style="solid" style:text-underline-width="auto" style:text-underline-color="font-color" officeooo:rsid="002678a0" style:language-asian="zxx" style:country-asian="none"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0.852cm" fo:text-indent="-0.635cm" fo:margin-left="0.8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7cm" fo:text-indent="-0.635cm" fo:margin-left="1.4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22cm" fo:text-indent="-0.635cm" fo:margin-left="2.1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7cm" fo:text-indent="-0.635cm" fo:margin-left="2.7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92cm" fo:text-indent="-0.635cm" fo:margin-left="3.3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7cm" fo:text-indent="-0.635cm" fo:margin-left="4.0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62cm" fo:text-indent="-0.635cm" fo:margin-left="4.6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7cm" fo:text-indent="-0.635cm" fo:margin-left="5.2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32cm" fo:text-indent="-0.635cm" fo:margin-left="5.9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7cm" fo:text-indent="-0.635cm" fo:margin-left="6.567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Some Remarks on TRIZ Development Laws</text:p>
      <text:p text:style-name="P6"><text:span text:style-name="T3">Hans-Gert Gräbe, </text:span><text:span text:style-name="T4">06.02</text:span><text:span text:style-name="T3">.2021</text:span></text:p>
      <text:p text:style-name="P13"><text:span text:style-name="T12">At the end of our </text:span><text:a xlink:type="simple" xlink:href="http://www.dorfwiki.org/wiki.cgi?HansGertGraebe/LeipzigerGespraeche/2021-02-05" text:style-name="Internet_20_link" text:visited-style-name="Visited_20_Internet_20_Link"><text:span text:style-name="T12">Interdisciplinary Discussion on February 5, 2021</text:span></text:a><text:span text:style-name="T12"> the </text:span>question <text:span text:style-name="T12">was raised </text:span>about the status of the work on TRIZ development laws. As briefly mentioned in my <text:a xlink:type="simple" xlink:href="http://mint-leipzig.de/2021-02-05/Intro.pdf" text:style-name="Internet_20_link" text:visited-style-name="Visited_20_Internet_20_Link">introduction</text:a>, in our seminar <text:span text:style-name="T12">during the winter term </text:span>that just ended we <text:span text:style-name="T12">had a closer </text:span>look <text:span text:style-name="T12">on that topic</text:span>. With (TESE 2018) there is, after all, a clear summary of current discussions, which has even been elevated to the rank of an official MATRIZ document. However, according to our <text:span text:style-name="T12">observations</text:span>, important TRIZ schools do not share this <text:span text:style-name="T12">reading </text:span>in its entirety. In particular, they take issue with the central role given to <text:span text:style-name="T12">the concept of </text:span>development <text:span text:style-name="T12">along </text:span>to S-curves. In Altshuller's work (1979, 1980), this is more of an upstream auxiliary construct of speculative character, which <text:span text:style-name="T12">received no </text:span>empirical <text:span text:style-name="T12">or </text:span>conceptual substantiat<text:span text:style-name="T12">ion even </text:span>later, if one leaves aside the clear relationship to a simple mathematical development model with saturation term, which leads to the <text:span text:style-name="T1">logistic function</text:span>. M.S.Rubin criticises this fundamentally in his essay (Rubin 2009) and also postulates other developmental paths, especially in and after the maturity phase. In my texts (Gräbe 2020a) and (Gräbe 2020b) I develop similar arguments.</text:p>
      <text:p text:style-name="P13">In the seminar, in addition to (TESE 2018), we looked at <text:span text:style-name="T12">concepts of Koltze/</text:span>Souchkov, Petrov, Zobel, Goldovsky and Rubin, in which the laws <text:span text:style-name="T12">propsed </text:span>by Altshuller are put into various constellations and series. In particular, in the <text:span text:style-name="T12">probably yet </text:span>unpublished paper (Rubin 2019), the laws are correlated with various TRIZ tools and this is taken further to the various phases of ARIZ. </text:p>
      <text:p text:style-name="P13">Shpakovsky proposes a completely different approach with his evolutionary trees, which, to our understanding, gives a much more appropriate foundation <text:span text:style-name="T12">to the subject</text:span>. </text:p>
      <text:p text:style-name="P14">After Altshuller had proposed his laws in 1979, in the years 1980-83 there was obviously already an intensive discussion about this among TRIZ experts. Here reference is made again and again to (Goldovsky 1983), where this discussion on development laws of technical and general systems is summarised in a cursory manner. The embedding of the topic in development laws (<text:span text:style-name="T12">called „pattern“ in </text:span>Goldovsky) of general systems is still an important aspect also for M.S.Rubin. Besides the problem of differing concepts of laws (see <text:a xlink:type="simple" xlink:href="http://mint-leipzig.de/2021-02-05/Schumann.pdf" text:style-name="Internet_20_link" text:visited-style-name="Visited_20_Internet_20_Link">Nadine's lecture</text:a>), the concept of system itself still needs to be clarified. </text:p>
      <text:h text:style-name="P1" text:outline-level="1">Deutsche Übersetzung</text:h>
      <text:p text:style-name="P15"><text:span text:style-name="T13">Am Ende unseres </text:span><text:a xlink:type="simple" xlink:href="http://www.dorfwiki.org/wiki.cgi?HansGertGraebe/LeipzigerGespraeche/2021-02-05" text:style-name="Internet_20_link" text:visited-style-name="Visited_20_Internet_20_Link"><text:span text:style-name="T12">Interdis</text:span></text:a><text:a xlink:type="simple" xlink:href="http://www.dorfwiki.org/wiki.cgi?HansGertGraebe/LeipzigerGespraeche/2021-02-05" text:style-name="Internet_20_link" text:visited-style-name="Visited_20_Internet_20_Link"><text:span text:style-name="T14">ziplinären Gesprächs am 5. </text:span></text:a><text:a xlink:type="simple" xlink:href="http://www.dorfwiki.org/wiki.cgi?HansGertGraebe/LeipzigerGespraeche/2021-02-05" text:style-name="Internet_20_link" text:visited-style-name="Visited_20_Internet_20_Link"><text:span text:style-name="T12">Februar 2021</text:span></text:a><text:span text:style-name="T12"> </text:span><text:span text:style-name="T13">wurde die Frage </text:span><text:span text:style-name="T5">nach dem Stand der Arbeiten an den TRIZ-Entwicklungsgesetzen </text:span><text:span text:style-name="T13">gestellt</text:span><text:span text:style-name="T5">. Wie in meiner </text:span><text:a xlink:type="simple" xlink:href="http://mint-leipzig.de/2021-02-05/Intro.pdf" text:style-name="Internet_20_link" text:visited-style-name="Visited_20_Internet_20_Link"><text:span text:style-name="T5">Einführung</text:span></text:a><text:span text:style-name="T5"> kurz erwähnt, haben wir uns in unserem Seminar im gerade zu Ende gegangenen Semester intensiver mit einer Bestandsaufnahme befasst. Mit (TESE 2018) gibt es ja eine klare Zusammenfassung aktueller Diskussionen, die sogar in den Rang eines offiziellen MATRIZ-Dokuments erhoben wurde. Allerdings teilen nach unserer Einschätzung wichtige TRIZ-Schulen dies Systematik nicht in Gänze. Insbesondere stößt man sich an der zentralen Rolle, die der Entwicklung nach S-Kurven eingeräumt wird. In Altschullers Arbeiten (1979, 1980) ist das eher ein vorgelagertes Hilfskonstrukt spekulativen Charakters, das auch später empirisch-konzeptionell nicht untermauert wurde, wenn man einmal die klare Beziehung zu einem einfachen mathematischen Entwicklungsmodell mit Sättigungsterm, das zur die </text:span><text:span text:style-name="T2">logistischen Funktion</text:span><text:span text:style-name="T6"> führt</text:span><text:span text:style-name="T5">, beiseite lässt. M.S.Rubin kritisiert dies in seinem Aufsatz </text:span><text:span text:style-name="T9">(Rubin 2009) fundamental und postuliert auch andere Entwicklungspfade, </text:span><text:soft-page-break/><text:span text:style-name="T9">besonders in und nach der Reifephase. In meinen Texten (Gräbe 2020a) und (Gräbe 2020b) entwickle ich ähnliche Argumente.</text:span></text:p>
      <text:p text:style-name="P7"><text:span text:style-name="T9">Wir haben uns im Seminar neben (TESE 2018) Arbeiten von Souchkov, </text:span><text:span text:style-name="T10">Petrov,</text:span><text:span text:style-name="T9"> </text:span><text:span text:style-name="T11">Zobel, </text:span><text:span text:style-name="T9">Goldovsky </text:span><text:span text:style-name="T11">und </text:span><text:span text:style-name="T9">Rubin </text:span><text:span text:style-name="T10">angesehen, </text:span><text:span text:style-name="T11">in denen die von Altshuller überlieferten Gesetze in verschiedene Konstellationen und Reihungen gebracht werden. Insbesondere im bisher wohl nicht veröffentlichten Beitrag (Rubin 2019) werden die Gesetze mit verschiedenen TRIZ-Werkzeugen korreliert und wird dies biz zu den verschiedenen Phasen von ARIZ weitergeführt. </text:span></text:p>
      <text:p text:style-name="P7"><text:span text:style-name="T11">Shpakovsky schlägt mit seinen Evolutionsbäumen einen komplett anderen Zugang vor, der nach unserem Verständnis der Thematik eine deutlich angemessenere Grundlage gibt. </text:span></text:p>
      <text:p text:style-name="P8">Nachdem Altshuller 1979 seine Gesetze vorgeschlagen hatte, gab es unter den TRIZ-Experten darüber in den Jahren 1980-83 offensichtlich bereits eine intensive Diskussion. Hier wird immer wieder auf (Goldovsky 1983) verwiesen, wo diese Diskussion über Entwicklungsgesetze technischer und allgemeiner Systeme kursorisch zusammengefasst wird. <text:s/>Die Einbettung des Themas in Entwicklungsgesetze (bei Goldovsky „Muster“) allgemeiner Systeme ist nach wie vor auch für M.S.Rubin ein wichtiger Aspekt. Neben dem Problem differierender Gesetzesbegriffe (siehe dazu <text:a xlink:type="simple" xlink:href="http://mint-leipzig.de/2021-02-05/Schumann.pdf" text:style-name="Internet_20_link" text:visited-style-name="Visited_20_Internet_20_Link">Nadines Vortrag</text:a>) bleibt hier aber auch der Systembegriff selbst noch zu klären. </text:p>
      <text:h text:style-name="Heading_20_2" text:outline-level="2">References</text:h>
      <text:list xml:id="list4287743986" text:style-name="L1">
        <text:list-item>
          <text:p text:style-name="P9">Genrich Altshuller (1979). <text:span text:style-name="T5">Creativity as an exact science </text:span><text:span text:style-name="T10">(in Russian, German translation 1983)</text:span><text:span text:style-name="T5">.</text:span> </text:p>
        </text:list-item>
        <text:list-item>
          <text:p text:style-name="P10">Genrich Altshuller, Alexander Seljuzki (1980). <text:span text:style-name="T5">Wings for</text:span> I<text:span text:style-name="T5">c</text:span>arus <text:span text:style-name="T10">(in Russian, German translation 1983)</text:span>. </text:p>
        </text:list-item>
        <text:list-item>
          <text:p text:style-name="P11">Boris Goldovsky (1983). Система закономерностей построения и развития технических систем<text:span text:style-name="T10">.</text:span> <text:a xlink:type="simple" xlink:href="https://wumm-project.github.io/TTS.html" text:style-name="Internet_20_link" text:visited-style-name="Visited_20_Internet_20_Link">https://wumm-project.github.io/TTS.html</text:a> </text:p>
        </text:list-item>
        <text:list-item>
          <text:p text:style-name="P11">Boris Goldovsky (2017). О законах построения технических систем<text:span text:style-name="T9">. </text:span><text:a xlink:type="simple" xlink:href="https://wumm-project.github.io/TTS.html" text:style-name="Internet_20_link" text:visited-style-name="Visited_20_Internet_20_Link">https://wumm-project.github.io/TTS.html</text:a> </text:p>
        </text:list-item>
        <text:list-item>
          <text:p text:style-name="P10">Hans-Gert Gräbe (2020<text:span text:style-name="T9">a</text:span>). Human and their technical systems. <text:a xlink:type="simple" xlink:href="https://wumm-project.github.io/TTS" text:style-name="Internet_20_link" text:visited-style-name="Visited_20_Internet_20_Link">https://wumm-project.github.io/TTS</text:a> <text:span text:style-name="T10">(There is an expanded German version)</text:span> </text:p>
        </text:list-item>
        <text:list-item>
          <text:p text:style-name="P11">Hans-Gert Gräbe (2020<text:span text:style-name="T9">b</text:span>): Technical Systems and Purposes. <text:a xlink:type="simple" xlink:href="https://wumm-project.github.io/TTS" text:style-name="Internet_20_link" text:visited-style-name="Visited_20_Internet_20_Link">https://wumm-project.github.io/TTS</text:a> <text:span text:style-name="T10">(There is an expanded German version)</text:span> </text:p>
        </text:list-item>
        <text:list-item>
          <text:p text:style-name="P12">Karl Koltze, Valeri Souchkov (2017). Systematische Innovationsmethoden. Hanser Verlag, München. ISBN 9783446451278.</text:p>
        </text:list-item>
        <text:list-item>
          <text:p text:style-name="P4">Alex Lyubomirsky, Simon Litvin, Sergei Ikovenko u.a. (2018). Trends of Engineering System Evolution (TESE). TRIZ Consulting Group. ISBN 9783000598463. </text:p>
        </text:list-item>
        <text:list-item>
          <text:p text:style-name="P4">Vladimir Petrov (2020a). Законы и закономерности развития систем<text:span text:style-name="T10">. Textbook </text:span>in 4 <text:span text:style-name="T10">volumes</text:span>, ISBN 978-5-0051-5728-7. <text:span text:style-name="T10">We used only a freely available part from the first volume.</text:span> <text:a xlink:type="simple" xlink:href="https://wumm-project.github.io/TTS.html" text:style-name="Internet_20_link" text:visited-style-name="Visited_20_Internet_20_Link">https://wumm-project.github.io/TTS.html</text:a> </text:p>
        </text:list-item>
        <text:list-item>
          <text:p text:style-name="P4">Vladimir Petrov (2020b). Закономерности развития искусственных систем. <text:span text:style-name="T10">Proceedings of the TDS 2020. </text:span><text:a xlink:type="simple" xlink:href="https://wumm-project.github.io/TTS.html" text:style-name="Internet_20_link" text:visited-style-name="Visited_20_Internet_20_Link">https://wumm-project.github.io/TTS.html</text:a> </text:p>
        </text:list-item>
        <text:list-item>
          <text:p text:style-name="P3"><text:span text:style-name="Strong_20_Emphasis"><text:span text:style-name="T8">Michail Rubin (2009). </text:span></text:span><text:span text:style-name="Strong_20_Emphasis"><text:span text:style-name="T7">Мифы о законах развития технических систем. </text:span></text:span><text:a xlink:type="simple" xlink:href="http://temm.ru/ru/section.php?docId=4384" text:style-name="Internet_20_link" text:visited-style-name="Visited_20_Internet_20_Link"><text:span text:style-name="Strong_20_Emphasis"><text:span text:style-name="T7">http://temm.ru/ru/section.php?docId=4384</text:span></text:span></text:a><text:span text:style-name="Strong_20_Emphasis"><text:span text:style-name="T7"> </text:span></text:span></text:p>
        </text:list-item>
        <text:list-item>
          <text:p text:style-name="P4">Michail Rubin (2019). О связи комплекса законов развития систем с ЗРТС. <text:a xlink:type="simple" xlink:href="https://wumm-project.github.io/TTS.html" text:style-name="Internet_20_link" text:visited-style-name="Visited_20_Internet_20_Link">https://wumm-project.github.io/TTS.html</text:a> </text:p>
        </text:list-item>
        <text:list-item>
          <text:p text:style-name="P5"><text:soft-page-break/>Nikolay Shpakovsky (2016). Tree of Technology Evolution. <text:a xlink:type="simple" xlink:href="https://wumm-project.github.io/TTS.html" text:style-name="Internet_20_link" text:visited-style-name="Visited_20_Internet_20_Link">https://wumm-project.github.io/TTS.html</text:a> </text:p>
        </text:list-item>
        <text:list-item>
          <text:p text:style-name="P2"><text:span text:style-name="Strong_20_Emphasis"><text:span text:style-name="T7">Dietmar Zobel (2020). TRIZ für alle. Expert Verlag, Renningen. ISBN 9783816985105.</text:span></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9T20:21:26.514851942</meta:creation-date>
    <dc:date>2021-02-06T17:34:38.045991563</dc:date>
    <meta:editing-duration>PT31M36S</meta:editing-duration>
    <meta:editing-cycles>8</meta:editing-cycles>
    <meta:generator>LibreOffice/6.4.6.2$Linux_X86_64 LibreOffice_project/40$Build-2</meta:generator>
    <meta:document-statistic meta:table-count="0" meta:image-count="0" meta:object-count="0" meta:page-count="3" meta:paragraph-count="26" meta:word-count="908" meta:character-count="6635" meta:non-whitespace-character-count="5748"/>
  </office:meta>
</office:document-meta>
</file>